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72bf44" draw:textarea-horizontal-align="justify" draw:textarea-vertical-align="middle" draw:auto-grow-height="false" fo:min-height="0.47cm" fo:min-width="0.22cm"/>
    </style:style>
    <style:style style:name="gr2" style:family="graphic" style:parent-style-name="objectwithoutfill">
      <style:graphic-properties draw:fill="none" draw:fill-color="#72bf44" draw:textarea-vertical-align="middle"/>
    </style:style>
    <style:style style:name="gr3" style:family="graphic" style:parent-style-name="standard">
      <style:graphic-properties draw:fill-color="#faa61a" draw:textarea-horizontal-align="justify" draw:textarea-vertical-align="middle" draw:auto-grow-height="false" fo:min-height="0.47cm" fo:min-width="0.22cm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47cm" fo:min-width="0.2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fill="none" draw:fill-color="#000000" draw:textarea-vertical-align="middle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47cm" fo:min-width="0.22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dash" draw:stroke-dash="Fine_20_Dashe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45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-color="#77bc65" draw:textarea-horizontal-align="justify" draw:textarea-vertical-align="middle" draw:auto-grow-height="false" fo:min-height="3.15cm" fo:min-width="6.41cm"/>
    </style:style>
    <style:style style:name="gr13" style:family="graphic" style:parent-style-name="standard">
      <style:graphic-properties draw:stroke="none" draw:textarea-horizontal-align="justify" draw:textarea-vertical-align="middle" draw:auto-grow-height="false" fo:min-height="2.204cm" fo:min-width="8.61cm"/>
    </style:style>
    <style:style style:name="gr14" style:family="graphic" style:parent-style-name="standard">
      <style:graphic-properties draw:stroke="none" draw:textarea-horizontal-align="justify" draw:textarea-vertical-align="middle" draw:auto-grow-height="false" fo:min-height="7.55cm" fo:min-width="8.9cm"/>
    </style:style>
    <style:style style:name="gr15" style:family="graphic" style:parent-style-name="standard">
      <style:graphic-properties draw:stroke="none" draw:fill="none" fo:min-height="0.213cm"/>
      <style:paragraph-properties style:writing-mode="lr-tb"/>
    </style:style>
    <style:style style:name="gr16" style:family="graphic" style:parent-style-name="standard">
      <style:graphic-properties draw:fill-color="#afd095" draw:textarea-horizontal-align="justify" draw:textarea-vertical-align="top" draw:auto-grow-height="false" fo:min-height="8.05cm" fo:min-width="5cm"/>
      <style:paragraph-properties style:writing-mode="lr-tb"/>
    </style:style>
    <style:style style:name="gr17" style:family="graphic" style:parent-style-name="standard">
      <style:graphic-properties draw:fill-color="#ff972f" draw:textarea-horizontal-align="justify" draw:textarea-vertical-align="top" draw:auto-grow-height="false" fo:min-height="8.05cm" fo:min-width="6cm"/>
      <style:paragraph-properties style:writing-mode="lr-tb"/>
    </style:style>
    <style:style style:name="gr18" style:family="graphic" style:parent-style-name="standard">
      <style:graphic-properties draw:fill-color="#ff972f" draw:textarea-horizontal-align="justify" draw:textarea-vertical-align="top" draw:auto-grow-height="false" fo:min-height="8.05cm" fo:min-width="5cm"/>
      <style:paragraph-properties style:writing-mode="lr-tb"/>
    </style:style>
    <style:style style:name="gr19" style:family="graphic" style:parent-style-name="standard">
      <style:graphic-properties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72bf44"/>
      <style:paragraph-properties fo:text-align="center"/>
    </style:style>
    <style:style style:name="P2" style:family="paragraph">
      <loext:graphic-properties draw:fill="none" draw:fill-color="#72bf44"/>
      <style:paragraph-properties fo:text-align="center"/>
    </style:style>
    <style:style style:name="P3" style:family="paragraph">
      <loext:graphic-properties draw:fill-color="#faa61a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77bc65"/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-color="#afd095"/>
      <style:paragraph-properties fo:text-align="center"/>
    </style:style>
    <style:style style:name="P15" style:family="paragraph">
      <loext:graphic-properties draw:fill-color="#ff972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.016cm" svg:height="1.016cm" svg:x="5.874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6.89cm" svg:y1="3.986cm" svg:x2="8.874cm" svg:y2="7.986cm" draw:start-shape="id1" draw:start-glue-point="10" draw:end-shape="id2" draw:end-glue-point="6" svg:d="M6890 3986c1489 0 498 4000 1984 4000" svg:viewBox="0 0 1985 4001">
          <text:p/>
        </draw:connector>
        <draw:custom-shape draw:style-name="gr3" draw:text-style-name="P3" xml:id="id3" draw:id="id3" draw:layer="layout" svg:width="1.016cm" svg:height="1.016cm" svg:x="11.89cm" svg:y="9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9.89cm" svg:y1="7.986cm" svg:x2="11.89cm" svg:y2="9.97cm" draw:start-shape="id2" draw:start-glue-point="10" draw:end-shape="id3" draw:end-glue-point="6" svg:d="M9890 7986c1501 0 502 1984 2000 1984" svg:viewBox="0 0 2001 1985">
          <text:p/>
        </draw:connector>
        <draw:custom-shape draw:style-name="gr4" draw:text-style-name="P4" xml:id="id2" draw:id="id2" draw:layer="layout" svg:width="1.016cm" svg:height="1.016cm" svg:x="8.874cm" svg:y="7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1.016cm" svg:height="1.016cm" svg:x="11.874cm" svg:y="11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1.874cm" svg:y1="11.986cm" svg:x2="9.89cm" svg:y2="7.986cm" draw:start-shape="id4" draw:start-glue-point="6" draw:end-shape="id2" draw:end-glue-point="10" svg:d="M11874 11986c-1486 0-495-4000-1984-4000" svg:viewBox="0 0 1985 4001">
          <text:p/>
        </draw:connector>
        <draw:custom-shape draw:style-name="gr4" draw:text-style-name="P4" xml:id="id5" draw:id="id5" draw:layer="layout" svg:width="1.016cm" svg:height="1.016cm" svg:x="14.89cm" svg:y="7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4.89cm" svg:y1="7.97cm" svg:x2="12.906cm" svg:y2="9.97cm" draw:start-shape="id5" draw:start-glue-point="6" draw:end-shape="id3" draw:end-glue-point="10" svg:d="M14890 7970c-1486 0-495 2000-1984 2000" svg:viewBox="0 0 1985 2001">
          <text:p/>
        </draw:connector>
        <draw:custom-shape draw:style-name="gr3" draw:text-style-name="P3" xml:id="id6" draw:id="id6" draw:layer="layout" svg:width="1.016cm" svg:height="1.016cm" svg:x="17.884cm" svg:y="11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2.89cm" svg:y1="11.986cm" svg:x2="17.884cm" svg:y2="11.992cm" draw:start-shape="id4" draw:start-glue-point="10" draw:end-shape="id6" draw:end-glue-point="6" svg:d="M12890 11986c3747 0 1250 6 4994 6" svg:viewBox="0 0 4995 7">
          <text:p/>
        </draw:connector>
        <draw:connector draw:style-name="gr5" draw:text-style-name="P5" draw:layer="layout" draw:type="curve" svg:x1="9.89cm" svg:y1="7.986cm" svg:x2="14.89cm" svg:y2="7.97cm" draw:start-shape="id2" draw:start-glue-point="10" draw:end-shape="id5" draw:end-glue-point="6" svg:d="M9890 7986c3751 0 1252-16 5000-16" svg:viewBox="0 0 5001 17">
          <text:p/>
        </draw:connector>
        <draw:custom-shape draw:style-name="gr4" draw:text-style-name="P4" xml:id="id7" draw:id="id7" draw:layer="layout" svg:width="1.016cm" svg:height="1.016cm" svg:x="20.984cm" svg:y="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5.906cm" svg:y1="7.97cm" svg:x2="20.984cm" svg:y2="7.992cm" draw:start-shape="id5" draw:start-glue-point="10" draw:end-shape="id7" draw:end-glue-point="6" svg:d="M15906 7970c3810 0 1271 22 5078 22" svg:viewBox="0 0 5079 23">
          <text:p/>
        </draw:connector>
        <draw:connector draw:style-name="gr6" draw:text-style-name="P6" draw:layer="layout" draw:type="curve" svg:x1="20.984cm" svg:y1="7.992cm" svg:x2="18.9cm" svg:y2="11.992cm" draw:start-shape="id7" draw:start-glue-point="6" draw:end-shape="id6" draw:end-glue-point="10" svg:d="M20984 7992c-1561 0-520 4000-2084 4000" svg:viewBox="0 0 2085 4001">
          <text:p/>
        </draw:connector>
        <draw:custom-shape draw:style-name="gr7" draw:text-style-name="P7" xml:id="id10" draw:id="id10" draw:layer="layout" svg:width="1.016cm" svg:height="1.016cm" svg:x="18.484cm" svg:y="5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016cm" svg:height="1.016cm" svg:x="23.884cm" svg:y="3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6.89cm" svg:y1="3.986cm" svg:x2="23.884cm" svg:y2="3.935cm" draw:start-shape="id1" draw:start-glue-point="10" draw:end-shape="id8" draw:end-glue-point="6" svg:d="M6890 3986c12747 0 4250-51 16994-51" svg:viewBox="0 0 16995 52">
          <text:p/>
        </draw:connector>
        <draw:custom-shape draw:style-name="gr4" draw:text-style-name="P4" xml:id="id9" draw:id="id9" draw:layer="layout" svg:width="1.016cm" svg:height="1.016cm" svg:x="23.9cm" svg:y="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22cm" svg:y1="7.992cm" svg:x2="23.9cm" svg:y2="7.992cm" draw:start-shape="id7" draw:start-glue-point="10" draw:end-shape="id9" draw:end-glue-point="6" svg:d="M22000 7992h1900" svg:viewBox="0 0 1901 1">
          <text:p/>
        </draw:connector>
        <draw:frame draw:style-name="gr8" draw:text-style-name="P8" draw:layer="layout" svg:width="2cm" svg:height="0.962cm" svg:x="5.39cm" svg:y="2.462cm">
          <draw:text-box>
            <text:p>1.0.0</text:p>
          </draw:text-box>
        </draw:frame>
        <draw:frame draw:style-name="gr8" draw:text-style-name="P8" draw:layer="layout" svg:width="2cm" svg:height="0.962cm" svg:x="23.4cm" svg:y="2.438cm">
          <draw:text-box>
            <text:p>1.1.0</text:p>
          </draw:text-box>
        </draw:frame>
        <draw:connector draw:style-name="gr9" draw:text-style-name="P9" draw:layer="layout" svg:x1="5.39cm" svg:y1="3.978cm" svg:x2="25.49cm" svg:y2="3.959cm" svg:d="M5390 3978h10050v-19h10050" svg:viewBox="0 0 20101 20">
          <text:p/>
        </draw:connector>
        <draw:connector draw:style-name="gr9" draw:text-style-name="P9" draw:layer="layout" svg:x1="5.39cm" svg:y1="6.002cm" svg:x2="25.521cm" svg:y2="6.002cm" svg:d="M5390 6002h20131" svg:viewBox="0 0 20132 1">
          <text:p/>
        </draw:connector>
        <draw:connector draw:style-name="gr9" draw:text-style-name="P9" draw:layer="layout" svg:x1="5.406cm" svg:y1="7.976cm" svg:x2="25.485cm" svg:y2="7.984cm" svg:d="M5406 7976h10040v8h10039" svg:viewBox="0 0 20080 9">
          <text:p/>
        </draw:connector>
        <draw:connector draw:style-name="gr9" draw:text-style-name="P9" draw:layer="layout" svg:x1="5.402cm" svg:y1="9.977cm" svg:x2="25.5cm" svg:y2="9.959cm" svg:d="M5402 9977h10049v-18h10049" svg:viewBox="0 0 20099 19">
          <text:p/>
        </draw:connector>
        <draw:frame draw:style-name="gr10" draw:text-style-name="P10" draw:layer="layout" svg:width="2.5cm" svg:height="0.962cm" svg:x="2.39cm" svg:y="3.416cm">
          <draw:text-box>
            <text:p>Master</text:p>
          </draw:text-box>
        </draw:frame>
        <draw:frame draw:style-name="gr10" draw:text-style-name="P10" draw:layer="layout" svg:width="2.9cm" svg:height="0.962cm" svg:x="2.39cm" svg:y="5.478cm">
          <draw:text-box>
            <text:p>Release</text:p>
          </draw:text-box>
        </draw:frame>
        <draw:frame draw:style-name="gr10" draw:text-style-name="P10" draw:layer="layout" svg:width="2.9cm" svg:height="0.962cm" svg:x="2.39cm" svg:y="7.378cm">
          <draw:text-box>
            <text:p>Develop</text:p>
          </draw:text-box>
        </draw:frame>
        <draw:frame draw:style-name="gr10" draw:text-style-name="P10" draw:layer="layout" svg:width="2.9cm" svg:height="0.962cm" svg:x="2.39cm" svg:y="9.478cm">
          <draw:text-box>
            <text:p>Feature</text:p>
          </draw:text-box>
        </draw:frame>
        <draw:connector draw:style-name="gr5" draw:text-style-name="P5" draw:layer="layout" draw:type="curve" svg:x1="15.906cm" svg:y1="7.97cm" svg:x2="18.484cm" svg:y2="5.992cm" draw:start-shape="id5" draw:start-glue-point="10" draw:end-shape="id10" draw:end-glue-point="6" svg:d="M15906 7970c1935 0 646-1978 2578-1978" svg:viewBox="0 0 2579 1979">
          <text:p/>
        </draw:connector>
        <draw:connector draw:style-name="gr5" draw:text-style-name="P5" draw:layer="layout" draw:type="curve" svg:x1="23.884cm" svg:y1="3.935cm" svg:x2="19.5cm" svg:y2="5.992cm" draw:start-shape="id8" draw:start-glue-point="6" draw:end-shape="id10" draw:end-glue-point="10" svg:d="M23884 3935c-3286 0-1095 2057-4384 2057" svg:viewBox="0 0 4385 2058">
          <text:p/>
        </draw:connector>
        <draw:connector draw:style-name="gr5" draw:text-style-name="P5" draw:layer="layout" draw:type="curve" svg:x1="19.5cm" svg:y1="5.992cm" svg:x2="23.9cm" svg:y2="7.992cm" draw:start-shape="id10" draw:start-glue-point="10" draw:end-shape="id9" draw:end-glue-point="6" svg:d="M19500 5992c3301 0 1102 2000 4400 2000" svg:viewBox="0 0 4401 2001">
          <text:p/>
        </draw:connector>
        <presentation:notes draw:style-name="dp1">
          <draw:page-thumbnail draw:style-name="gr11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2" draw:text-style-name="P12" draw:layer="layout" svg:width="6.91cm" svg:height="3.4cm" draw:transform="skewX (-0.0216420827247297) translate (19.416cm 5.981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9.11cm" svg:height="2.454cm" svg:x="14.39cm" svg:y="11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9.4cm" svg:height="7.8cm" svg:x="8cm" svg:y="5.9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016cm" svg:height="1.016cm" svg:x="5.8cm" svg:y="3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6.816cm" svg:y1="3.999cm" svg:x2="8.874cm" svg:y2="7.986cm" draw:start-shape="id11" draw:start-glue-point="10" draw:end-shape="id12" draw:end-glue-point="6" svg:d="M6816 3999c1545 0 516 3987 2058 3987" svg:viewBox="0 0 2059 3988">
          <text:p/>
        </draw:connector>
        <draw:custom-shape draw:style-name="gr3" draw:text-style-name="P3" xml:id="id13" draw:id="id13" draw:layer="layout" svg:width="1.016cm" svg:height="1.016cm" svg:x="11.89cm" svg:y="9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9.89cm" svg:y1="7.986cm" svg:x2="11.89cm" svg:y2="9.97cm" draw:start-shape="id12" draw:start-glue-point="10" draw:end-shape="id13" draw:end-glue-point="6" svg:d="M9890 7986c1501 0 502 1984 2000 1984" svg:viewBox="0 0 2001 1985">
          <text:p/>
        </draw:connector>
        <draw:custom-shape draw:style-name="gr4" draw:text-style-name="P4" xml:id="id12" draw:id="id12" draw:layer="layout" svg:width="1.016cm" svg:height="1.016cm" svg:x="8.874cm" svg:y="7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" draw:id="id14" draw:layer="layout" svg:width="1.016cm" svg:height="1.016cm" svg:x="11.874cm" svg:y="11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1.874cm" svg:y1="11.986cm" svg:x2="9.89cm" svg:y2="7.986cm" draw:start-shape="id14" draw:start-glue-point="6" draw:end-shape="id12" draw:end-glue-point="10" svg:d="M11874 11986c-1486 0-495-4000-1984-4000" svg:viewBox="0 0 1985 4001">
          <text:p/>
        </draw:connector>
        <draw:custom-shape draw:style-name="gr4" draw:text-style-name="P4" xml:id="id15" draw:id="id15" draw:layer="layout" svg:width="1.016cm" svg:height="1.016cm" svg:x="14.89cm" svg:y="7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4.89cm" svg:y1="7.97cm" svg:x2="12.906cm" svg:y2="9.97cm" draw:start-shape="id15" draw:start-glue-point="6" draw:end-shape="id13" draw:end-glue-point="10" svg:d="M14890 7970c-1486 0-495 2000-1984 2000" svg:viewBox="0 0 1985 2001">
          <text:p/>
        </draw:connector>
        <draw:custom-shape draw:style-name="gr3" draw:text-style-name="P3" xml:id="id16" draw:id="id16" draw:layer="layout" svg:width="1.016cm" svg:height="1.016cm" svg:x="20.89cm" svg:y="11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2.89cm" svg:y1="11.986cm" svg:x2="20.89cm" svg:y2="11.97cm" draw:start-shape="id14" draw:start-glue-point="10" draw:end-shape="id16" draw:end-glue-point="6" svg:d="M12890 11986c6001 0 2002-16 8000-16" svg:viewBox="0 0 8001 17">
          <text:p/>
        </draw:connector>
        <draw:connector draw:style-name="gr5" draw:text-style-name="P5" draw:layer="layout" draw:type="curve" svg:x1="9.89cm" svg:y1="7.986cm" svg:x2="14.89cm" svg:y2="7.97cm" draw:start-shape="id12" draw:start-glue-point="10" draw:end-shape="id15" draw:end-glue-point="6" svg:d="M9890 7986c3751 0 1252-16 5000-16" svg:viewBox="0 0 5001 17">
          <text:p/>
        </draw:connector>
        <draw:custom-shape draw:style-name="gr4" draw:text-style-name="P4" xml:id="id17" draw:id="id17" draw:layer="layout" svg:width="1.016cm" svg:height="1.016cm" svg:x="20.89cm" svg:y="7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5.906cm" svg:y1="7.97cm" svg:x2="20.89cm" svg:y2="7.97cm" draw:start-shape="id15" draw:start-glue-point="10" draw:end-shape="id17" draw:end-glue-point="6" svg:d="M15906 7970h4984" svg:viewBox="0 0 4985 1">
          <text:p/>
        </draw:connector>
        <draw:connector draw:style-name="gr6" draw:text-style-name="P6" draw:layer="layout" draw:type="curve" svg:x1="23.874cm" svg:y1="7.954cm" svg:x2="21.906cm" svg:y2="11.97cm" draw:start-shape="id18" draw:start-glue-point="6" draw:end-shape="id16" draw:end-glue-point="10" svg:d="M23874 7954c-1474 0-491 4016-1968 4016" svg:viewBox="0 0 1969 4017">
          <text:p/>
        </draw:connector>
        <draw:custom-shape draw:style-name="gr7" draw:text-style-name="P7" xml:id="id19" draw:id="id19" draw:layer="layout" svg:width="1.016cm" svg:height="1.016cm" svg:x="17.882cm" svg:y="5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5.906cm" svg:y1="7.97cm" svg:x2="17.882cm" svg:y2="5.992cm" draw:start-shape="id15" draw:start-glue-point="10" draw:end-shape="id19" draw:end-glue-point="6" svg:d="M15906 7970c1483 0 496-1978 1976-1978" svg:viewBox="0 0 1977 1979">
          <text:p/>
        </draw:connector>
        <draw:custom-shape draw:style-name="gr1" draw:text-style-name="P1" xml:id="id20" draw:id="id20" draw:layer="layout" svg:width="1.016cm" svg:height="1.016cm" svg:x="20.89cm" svg:y="3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6.816cm" svg:y1="3.999cm" svg:x2="20.89cm" svg:y2="3.992cm" draw:start-shape="id11" draw:start-glue-point="10" draw:end-shape="id20" draw:end-glue-point="6" svg:d="M6816 3999c10557 0 3520-7 14074-7" svg:viewBox="0 0 14075 8">
          <text:p/>
        </draw:connector>
        <draw:connector draw:style-name="gr6" draw:text-style-name="P6" draw:layer="layout" draw:type="curve" svg:x1="18.898cm" svg:y1="5.992cm" svg:x2="20.89cm" svg:y2="3.992cm" draw:start-shape="id19" draw:start-glue-point="10" draw:end-shape="id20" draw:end-glue-point="6" svg:d="M18898 5992c1495 0 500-2000 1992-2000" svg:viewBox="0 0 1993 2001">
          <text:p/>
        </draw:connector>
        <draw:connector draw:style-name="gr6" draw:text-style-name="P6" draw:layer="layout" draw:type="curve" svg:x1="18.898cm" svg:y1="5.992cm" svg:x2="20.89cm" svg:y2="7.97cm" draw:start-shape="id19" draw:start-glue-point="10" draw:end-shape="id17" draw:end-glue-point="6" svg:d="M18898 5992c1495 0 500 1978 1992 1978" svg:viewBox="0 0 1993 1979">
          <text:p/>
        </draw:connector>
        <draw:custom-shape draw:style-name="gr4" draw:text-style-name="P4" xml:id="id18" draw:id="id18" draw:layer="layout" svg:width="1.016cm" svg:height="1.016cm" svg:x="23.874cm" svg:y="7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21.906cm" svg:y1="7.97cm" svg:x2="23.874cm" svg:y2="7.954cm" draw:start-shape="id17" draw:start-glue-point="10" draw:end-shape="id18" draw:end-glue-point="6" svg:d="M21906 7970c1477 0 494-16 1968-16" svg:viewBox="0 0 1969 17">
          <text:p/>
        </draw:connector>
        <draw:frame draw:style-name="gr8" draw:text-style-name="P8" draw:layer="layout" svg:width="2cm" svg:height="0.962cm" svg:x="5.39cm" svg:y="2.462cm">
          <draw:text-box>
            <text:p>1.0.0</text:p>
          </draw:text-box>
        </draw:frame>
        <draw:frame draw:style-name="gr8" draw:text-style-name="P8" draw:layer="layout" svg:width="2cm" svg:height="0.962cm" svg:x="20.39cm" svg:y="2.4cm">
          <draw:text-box>
            <text:p>1.1.0</text:p>
          </draw:text-box>
        </draw:frame>
        <draw:connector draw:style-name="gr9" draw:text-style-name="P9" draw:layer="layout" svg:x1="5.38cm" svg:y1="4cm" svg:x2="25.493cm" svg:y2="3.995cm" svg:d="M5380 4000h10057v-5h10056" svg:viewBox="0 0 20114 6">
          <text:p/>
        </draw:connector>
        <draw:connector draw:style-name="gr9" draw:text-style-name="P9" draw:layer="layout" svg:x1="5.398cm" svg:y1="5.981cm" svg:x2="26.427cm" svg:y2="6.002cm" svg:d="M5398 5981h10515v21h10514" svg:viewBox="0 0 21030 22">
          <text:p/>
        </draw:connector>
        <draw:connector draw:style-name="gr9" draw:text-style-name="P9" draw:layer="layout" svg:x1="5.406cm" svg:y1="7.976cm" svg:x2="25.5cm" svg:y2="7.959cm" svg:d="M5406 7976h10047v-17h10047" svg:viewBox="0 0 20095 18">
          <text:p/>
        </draw:connector>
        <draw:connector draw:style-name="gr9" draw:text-style-name="P9" draw:layer="layout" svg:x1="5.402cm" svg:y1="9.977cm" svg:x2="25.502cm" svg:y2="9.997cm" svg:d="M5402 9977h10050v20h10050" svg:viewBox="0 0 20101 21">
          <text:p/>
        </draw:connector>
        <draw:frame draw:style-name="gr10" draw:text-style-name="P10" draw:layer="layout" svg:width="2.5cm" svg:height="0.962cm" svg:x="2.39cm" svg:y="3.416cm">
          <draw:text-box>
            <text:p>Master</text:p>
          </draw:text-box>
        </draw:frame>
        <draw:frame draw:style-name="gr10" draw:text-style-name="P10" draw:layer="layout" svg:width="2.9cm" svg:height="0.962cm" svg:x="2.39cm" svg:y="5.478cm">
          <draw:text-box>
            <text:p>Release</text:p>
          </draw:text-box>
        </draw:frame>
        <draw:frame draw:style-name="gr10" draw:text-style-name="P10" draw:layer="layout" svg:width="2.9cm" svg:height="0.962cm" svg:x="2.39cm" svg:y="7.378cm">
          <draw:text-box>
            <text:p>Develop</text:p>
          </draw:text-box>
        </draw:frame>
        <draw:frame draw:style-name="gr10" draw:text-style-name="P10" draw:layer="layout" svg:width="2.9cm" svg:height="0.962cm" svg:x="2.39cm" svg:y="9.478cm">
          <draw:text-box>
            <text:p>Feature</text:p>
          </draw:text-box>
        </draw:frame>
        <draw:frame draw:style-name="gr15" draw:text-style-name="P13" draw:layer="layout" svg:width="6.2cm" svg:height="0.962cm" svg:x="10cm" svg:y="6.438cm">
          <draw:text-box>
            <text:p>1.1.0-SNAPSHOT</text:p>
          </draw:text-box>
        </draw:frame>
        <draw:frame draw:style-name="gr15" draw:text-style-name="P13" draw:layer="layout" svg:width="6.2cm" svg:height="0.962cm" svg:x="20.3cm" svg:y="6.2cm">
          <draw:text-box>
            <text:p>1.2.0-SNAPSHOT</text:p>
          </draw:text-box>
        </draw:frame>
        <presentation:notes draw:style-name="dp1">
          <draw:page-thumbnail draw:style-name="gr11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6" draw:text-style-name="P14" draw:layer="layout" svg:width="5.5cm" svg:height="8.3cm" svg:x="11.973cm" svg:y="3.2cm">
          <text:p text:style-name="P9">1.1.0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6.5cm" svg:height="8.3cm" svg:x="17.473cm" svg:y="3.2cm">
          <text:p text:style-name="P9">1.2.0-SNAPSHOT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5.5cm" svg:height="8.3cm" svg:x="11.973cm" svg:y="3.2cm">
          <text:p text:style-name="P9">1.1.0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5.5cm" svg:height="8.3cm" svg:x="6.473cm" svg:y="3.2cm">
          <text:p text:style-name="P9">1.1.0-SNAPSHOT</text:p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1.016cm" svg:height="1.016cm" svg:x="5.373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1" draw:id="id21" draw:layer="layout" svg:width="1.016cm" svg:height="1.016cm" svg:x="7.473cm" svg:y="9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2" draw:id="id22" draw:layer="layout" svg:width="1.016cm" svg:height="1.016cm" svg:x="22.45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8.489cm" svg:y1="9.692cm" svg:x2="22.457cm" svg:y2="9.708cm" draw:start-shape="id21" draw:start-glue-point="10" draw:end-shape="id22" draw:end-glue-point="6" svg:d="M8489 9692c10477 0 3494 16 13968 16" svg:viewBox="0 0 13969 17">
          <text:p/>
        </draw:connector>
        <draw:custom-shape draw:style-name="gr7" draw:text-style-name="P7" xml:id="id23" draw:id="id23" draw:layer="layout" svg:width="1.016cm" svg:height="1.016cm" svg:x="12.849cm" svg:y="7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8.489cm" svg:y1="9.692cm" svg:x2="12.849cm" svg:y2="7.692cm" draw:start-shape="id21" draw:start-glue-point="10" draw:end-shape="id23" draw:end-glue-point="6" svg:d="M8489 9692c3271 0 1092-2000 4360-2000" svg:viewBox="0 0 4361 2001">
          <text:p/>
        </draw:connector>
        <draw:custom-shape draw:style-name="gr1" draw:text-style-name="P1" xml:id="id25" draw:id="id25" draw:layer="layout" svg:width="1.016cm" svg:height="1.016cm" svg:x="15.857cm" svg:y="5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6.389cm" svg:y1="5.699cm" svg:x2="15.857cm" svg:y2="5.692cm" draw:start-shape="id24" draw:start-glue-point="10" draw:end-shape="id25" draw:end-glue-point="6" svg:d="M6389 5699c7102 0 2369-7 9468-7" svg:viewBox="0 0 9469 8">
          <text:p/>
        </draw:connector>
        <draw:connector draw:style-name="gr6" draw:text-style-name="P6" draw:layer="layout" draw:type="curve" svg:x1="13.865cm" svg:y1="7.692cm" svg:x2="15.857cm" svg:y2="5.692cm" draw:start-shape="id23" draw:start-glue-point="10" draw:end-shape="id25" draw:end-glue-point="6" svg:d="M13865 7692c1495 0 500-2000 1992-2000" svg:viewBox="0 0 1993 2001">
          <text:p/>
        </draw:connector>
        <draw:connector draw:style-name="gr9" draw:text-style-name="P9" draw:layer="layout" svg:x1="4.953cm" svg:y1="5.7cm" svg:x2="25.066cm" svg:y2="5.695cm" svg:d="M4953 5700h10057v-5h10056" svg:viewBox="0 0 20114 6">
          <text:p/>
        </draw:connector>
        <draw:connector draw:style-name="gr9" draw:text-style-name="P9" draw:layer="layout" svg:x1="4.971cm" svg:y1="7.699cm" svg:x2="26cm" svg:y2="7.702cm" svg:d="M4971 7699h10515v3h10514" svg:viewBox="0 0 21030 4">
          <text:p/>
        </draw:connector>
        <draw:connector draw:style-name="gr9" draw:text-style-name="P9" draw:layer="layout" svg:x1="4.989cm" svg:y1="9.695cm" svg:x2="25.11cm" svg:y2="9.698cm" svg:d="M4989 9695h10061v3h10060" svg:viewBox="0 0 20122 4">
          <text:p/>
        </draw:connector>
        <draw:frame draw:style-name="gr10" draw:text-style-name="P10" draw:layer="layout" svg:width="2.5cm" svg:height="0.962cm" svg:x="1.963cm" svg:y="5.116cm">
          <draw:text-box>
            <text:p>Master</text:p>
          </draw:text-box>
        </draw:frame>
        <draw:frame draw:style-name="gr10" draw:text-style-name="P10" draw:layer="layout" svg:width="2.9cm" svg:height="0.962cm" svg:x="1.963cm" svg:y="7.178cm">
          <draw:text-box>
            <text:p>Release</text:p>
          </draw:text-box>
        </draw:frame>
        <draw:frame draw:style-name="gr10" draw:text-style-name="P10" draw:layer="layout" svg:width="2.9cm" svg:height="0.962cm" svg:x="1.963cm" svg:y="9.078cm">
          <draw:text-box>
            <text:p>Develop</text:p>
          </draw:text-box>
        </draw:frame>
        <draw:custom-shape draw:style-name="gr7" draw:text-style-name="P7" xml:id="id26" draw:id="id26" draw:layer="layout" svg:width="1.016cm" svg:height="1.016cm" svg:x="18.457cm" svg:y="7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9" draw:layer="layout" svg:x1="13.865cm" svg:y1="7.692cm" svg:x2="18.457cm" svg:y2="7.692cm" draw:start-shape="id23" draw:start-glue-point="10" draw:end-shape="id26" draw:end-glue-point="6" svg:d="M13865 7692h4592" svg:viewBox="0 0 4593 1">
          <text:p/>
        </draw:connector>
        <draw:connector draw:style-name="gr5" draw:text-style-name="P5" draw:layer="layout" draw:type="curve" svg:x1="19.473cm" svg:y1="7.692cm" svg:x2="22.457cm" svg:y2="9.708cm" draw:start-shape="id26" draw:start-glue-point="10" draw:end-shape="id22" draw:end-glue-point="6" svg:d="M19473 7692c2239 0 748 2016 2984 2016" svg:viewBox="0 0 2985 2017">
          <text:p/>
        </draw:connector>
        <presentation:notes draw:style-name="dp1">
          <draw:page-thumbnail draw:style-name="gr11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2-17T13:56:57.885168246</meta:creation-date>
    <dc:date>2019-12-17T22:04:44.730870039</dc:date>
    <meta:editing-duration>PT45M42S</meta:editing-duration>
    <meta:editing-cycles>12</meta:editing-cycles>
    <meta:generator>LibreOffice/6.3.4.2.0$Linux_X86_64 LibreOffice_project/1e2df71cb6a569bbaaffb70308950743964880ae</meta:generator>
    <meta:document-statistic meta:object-count="120"/>
  </office:meta>
</office:document-meta>
</file>